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B96A2F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stroke-linejoin="miter" draw:fill="solid" draw:fill-color="#c0c0c0" draw:fill-image-name="Bitmape_20_1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cm" draw:shadow-offset-y="0cm" draw:shadow-opacity="35%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cm" draw:shadow-offset-y="0cm" draw:shadow-opacity="35%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offset-x="0cm" draw:shadow-offset-y="0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offset-x="0cm" draw:shadow-offset-y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offset-x="0cm" draw:shadow-offset-y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offset-x="0cm" draw:shadow-offset-y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offset-x="0cm" draw:shadow-offset-y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offset-x="0cm" draw:shadow-offset-y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offset-x="0cm" draw:shadow-offset-y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offset-x="0cm" draw:shadow-offset-y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offset-x="0cm" draw:shadow-offset-y="0cm"/>
    </style:style>
    <style:style style:name="P1" style:family="paragraph">
      <style:paragraph-properties style:writing-mode="lr-tb" style:font-independent-line-spacing="true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T1" style:family="text">
      <style:text-properties style:font-family-asian="'Helvetica LT Std Light'" style:font-pitch-asian="variable" style:font-family-complex="'Helvetica LT Std Light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AutoShape 3" draw:style-name="gr1" draw:text-style-name="P1" draw:layer="layout" svg:width="1.641cm" svg:height="1.143cm" svg:x="11.594cm" svg:y="0.51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2" draw:text-style-name="P1" draw:layer="layout" svg:width="6.316cm" svg:height="1.143cm" svg:x="0.016cm" svg:y="0.51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7" draw:style-name="gr3" draw:text-style-name="P3" draw:layer="layout" svg:width="6.333cm" svg:height="1.445cm" svg:x="0cm" svg:y="0.3cm">
          <text:p text:style-name="P2"><text:span text:style-name="T1">physical page number</text:span></text:p>
          <text:p text:style-name="P2"><text:span text:style-name="T1">(20 bits)</text:span></text:p>
          <draw:enhanced-geometry svg:viewBox="0 0 21600 21600" draw:type="rectangle" draw:enhanced-path="M 0 0 L 21600 0 21600 21600 0 21600 0 0 Z N"/>
        </draw:custom-shape>
        <draw:custom-shape draw:name="AutoShape 3" draw:style-name="gr2" draw:text-style-name="P1" draw:layer="layout" svg:width="3.224cm" svg:height="1.143cm" svg:x="6.329cm" svg:y="0.51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0" draw:style-name="gr4" draw:text-style-name="P3" draw:layer="layout" svg:width="3.24cm" svg:height="1.445cm" svg:x="6.313cm" svg:y="0.3cm">
          <text:p text:style-name="P2"><text:span text:style-name="T1">unused</text:span></text:p>
          <text:p text:style-name="P2"><text:span text:style-name="T1">(4 bits)</text:span></text:p>
          <draw:enhanced-geometry svg:viewBox="0 0 21600 21600" draw:type="rectangle" draw:enhanced-path="M 0 0 L 21600 0 21600 21600 0 21600 0 0 Z N"/>
        </draw:custom-shape>
        <draw:custom-shape draw:name="AutoShape 3" draw:style-name="gr2" draw:text-style-name="P1" draw:layer="layout" svg:width="2.064cm" svg:height="1.143cm" svg:x="9.544cm" svg:y="0.51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2" draw:style-name="gr5" draw:text-style-name="P3" draw:layer="layout" svg:width="2.081cm" svg:height="0.853cm" svg:x="9.528cm" svg:y="0.599cm">
          <text:p text:style-name="P2"><text:span text:style-name="T1">x1</text:span></text:p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3" draw:layer="layout" svg:width="1.658cm" svg:height="0.853cm" svg:x="11.577cm" svg:y="0.599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name="AutoShape 3" draw:style-name="gr2" draw:text-style-name="P1" draw:layer="layout" svg:width="1.641cm" svg:height="1.143cm" svg:x="13.244cm" svg:y="0.51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5" draw:style-name="gr7" draw:text-style-name="P3" draw:layer="layout" svg:width="1.658cm" svg:height="0.853cm" svg:x="13.227cm" svg:y="0.599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name="AutoShape 3" draw:style-name="gr2" draw:text-style-name="P1" draw:layer="layout" svg:width="2.708cm" svg:height="1.143cm" svg:x="14.851cm" svg:y="0.51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8" draw:text-style-name="P3" draw:layer="layout" svg:width="2.756cm" svg:height="1.445cm" svg:x="14.835cm" svg:y="0.3cm">
          <text:p text:style-name="P2"><text:span text:style-name="T1">x2, x3</text:span></text:p>
          <text:p text:style-name="P2"><text:span text:style-name="T1">(2 bits)</text:span></text:p>
          <draw:enhanced-geometry svg:viewBox="0 0 21600 21600" draw:type="rectangle" draw:enhanced-path="M 0 0 L 21600 0 21600 21600 0 21600 0 0 Z N"/>
        </draw:custom-shape>
        <draw:custom-shape draw:name="AutoShape 3" draw:style-name="gr2" draw:text-style-name="P1" draw:layer="layout" svg:width="1.641cm" svg:height="1.143cm" svg:x="17.569cm" svg:y="0.51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9" draw:style-name="gr9" draw:text-style-name="P3" draw:layer="layout" svg:width="1.658cm" svg:height="0.853cm" svg:x="17.553cm" svg:y="0.599cm">
          <text:p text:style-name="P2"><text:span text:style-name="T1">U</text:span></text:p>
          <draw:enhanced-geometry svg:viewBox="0 0 21600 21600" draw:type="rectangle" draw:enhanced-path="M 0 0 L 21600 0 21600 21600 0 21600 0 0 Z N"/>
        </draw:custom-shape>
        <draw:custom-shape draw:name="AutoShape 3" draw:style-name="gr2" draw:text-style-name="P1" draw:layer="layout" svg:width="1.641cm" svg:height="1.143cm" svg:x="19.22cm" svg:y="0.51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1" draw:style-name="gr10" draw:text-style-name="P3" draw:layer="layout" svg:width="1.658cm" svg:height="0.853cm" svg:x="19.203cm" svg:y="0.599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name="AutoShape 3" draw:style-name="gr2" draw:text-style-name="P1" draw:layer="layout" svg:width="1.641cm" svg:height="1.143cm" svg:x="20.87cm" svg:y="0.51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3" draw:style-name="gr11" draw:text-style-name="P3" draw:layer="layout" svg:width="1.658cm" svg:height="0.853cm" svg:x="20.853cm" svg:y="0.599cm">
          <text:p text:style-name="P2"><text:span text:style-name="T1">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00800000008B96A2F7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.4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8T16:44:56</meta:creation-date>
    <dc:date>2015-06-06T20:37:39</dc:date>
    <meta:editing-duration>PT00H02M12S</meta:editing-duration>
    <meta:editing-cycles>2</meta:editing-cycles>
    <meta:generator>NeoOffice/3.4.1$Unix OpenOffice.org_project/Patch 15</meta:generator>
    <meta:document-statistic meta:object-count="18"/>
  </office:meta>
</office:document-meta>
</file>